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AdaptorMEListener.ComponentAdaptorMEListener( ComponentLifeCycle lifeCycle , MessageEx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AdaptorMEListener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AdaptorMEListener.ComponentAdaptorMEListener( ComponentLifeCycle lifeCycle , QName service , String endpoint , MessageEx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